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C000002276E65714D.png" manifest:media-type="image/png"/>
  <manifest:file-entry manifest:full-path="Pictures/100000000000036D000002279C65229C.png" manifest:media-type="image/png"/>
  <manifest:file-entry manifest:full-path="Pictures/100000000000036D0000022583037CC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07cm" svg:height="9.645cm" svg:x="1.7cm" svg:y="1.096cm">
          <draw:image xlink:href="Pictures/100000000000036D0000022583037CC2.png" xlink:type="simple" xlink:show="embed" xlink:actuate="onLoad">
            <text:p/>
          </draw:image>
        </draw:frame>
        <draw:frame draw:style-name="gr1" draw:text-style-name="P1" draw:layer="layout" svg:width="15.469cm" svg:height="9.729cm" svg:x="1.7cm" svg:y="16.871cm">
          <draw:image xlink:href="Pictures/100000000000036C000002276E65714D.png" xlink:type="simple" xlink:show="embed" xlink:actuate="onLoad">
            <text:p/>
          </draw:image>
        </draw:frame>
        <draw:line draw:style-name="gr2" draw:text-style-name="P1" draw:layer="layout" svg:x1="8.9cm" svg:y1="10.7cm" svg:x2="8.9cm" svg:y2="16.9cm">
          <text:p/>
        </draw:line>
        <draw:frame draw:style-name="gr3" draw:layer="layout" svg:width="6.103cm" svg:height="0.962cm" draw:transform="rotate (1.57219259019649) translate (7.879cm 16.723cm)">
          <draw:text-box>
            <text:p>Delete Key Pressed</text:p>
          </draw:text-box>
        </draw:frame>
      </draw:page>
      <draw:page draw:name="page2" draw:style-name="dp1" draw:master-page-name="Default">
        <draw:frame draw:style-name="gr1" draw:text-style-name="P1" draw:layer="layout" svg:width="15.2cm" svg:height="9.55cm" svg:x="2.1cm" svg:y="8.1cm">
          <draw:image xlink:href="Pictures/100000000000036D000002279C65229C.png" xlink:type="simple" xlink:show="embed" xlink:actuate="onLoad">
            <text:p/>
          </draw:image>
        </draw:frame>
        <draw:line draw:style-name="gr2" draw:text-style-name="P1" draw:layer="layout" svg:x1="9.6cm" svg:y1="1.9cm" svg:x2="9.6cm" svg:y2="8cm">
          <text:p/>
        </draw:line>
        <draw:frame draw:style-name="gr3" draw:layer="layout" svg:width="6.209cm" svg:height="0.962cm" draw:transform="rotate (1.57236712312169) translate (8.438cm 8.111cm)">
          <draw:text-box>
            <text:p>Save Button Click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5:28:11.059000000</meta:creation-date>
    <dc:date>2015-02-26T15:56:44.368000000</dc:date>
    <meta:editing-duration>PT27M42S</meta:editing-duration>
    <meta:editing-cycles>3</meta:editing-cycles>
    <meta:generator>LibreOffice/4.3.2.2$Windows_x86 LibreOffice_project/edfb5295ba211bd31ad47d0bad0118690f76407d</meta:generator>
    <meta:document-statistic meta:object-count="7"/>
  </office:meta>
</office:document-meta>
</file>